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3.3465in" style:rel-column-width="32767*"/>
    </style:style>
    <style:style style:name="Table1.D" style:family="table-column">
      <style:table-column-properties style:column-width="1.116in" style:rel-column-width="109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0*"/>
    </style:style>
    <style:style style:name="Table2.B" style:family="table-column">
      <style:table-column-properties style:column-width="2.9493in" style:rel-column-width="28878*"/>
    </style:style>
    <style:style style:name="Table2.C" style:family="table-column">
      <style:table-column-properties style:column-width="1.0639in" style:rel-column-width="10417*"/>
    </style:style>
    <style:style style:name="Table2.D" style:family="table-column">
      <style:table-column-properties style:column-width="1.0069in" style:rel-column-width="986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0*"/>
    </style:style>
    <style:style style:name="Table3.B" style:family="table-column">
      <style:table-column-properties style:column-width="2.9493in" style:rel-column-width="28878*"/>
    </style:style>
    <style:style style:name="Table3.C" style:family="table-column">
      <style:table-column-properties style:column-width="1.0639in" style:rel-column-width="10417*"/>
    </style:style>
    <style:style style:name="Table3.D" style:family="table-column">
      <style:table-column-properties style:column-width="1.0069in" style:rel-column-width="986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0*"/>
    </style:style>
    <style:style style:name="Table4.B" style:family="table-column">
      <style:table-column-properties style:column-width="2.9493in" style:rel-column-width="28878*"/>
    </style:style>
    <style:style style:name="Table4.C" style:family="table-column">
      <style:table-column-properties style:column-width="1.0639in" style:rel-column-width="10417*"/>
    </style:style>
    <style:style style:name="Table4.D" style:family="table-column">
      <style:table-column-properties style:column-width="1.0069in" style:rel-column-width="986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153in" style:rel-column-width="10922*"/>
    </style:style>
    <style:style style:name="Table5.B" style:family="table-column">
      <style:table-column-properties style:column-width="3.3465in" style:rel-column-width="32767*"/>
    </style:style>
    <style:style style:name="Table5.D" style:family="table-column">
      <style:table-column-properties style:column-width="1.116in" style:rel-column-width="1092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519" officeooo:paragraph-rsid="0012e519"/>
    </style:style>
    <style:style style:name="P2" style:family="paragraph" style:parent-style-name="Standard">
      <style:text-properties officeooo:rsid="0012e519" officeooo:paragraph-rsid="001321d9"/>
    </style:style>
    <style:style style:name="P3" style:family="paragraph" style:parent-style-name="Standard">
      <style:paragraph-properties fo:text-align="justify" style:justify-single-word="false"/>
      <style:text-properties officeooo:rsid="0012e519" officeooo:paragraph-rsid="0012e519"/>
    </style:style>
    <style:style style:name="P4" style:family="paragraph" style:parent-style-name="Standard">
      <style:paragraph-properties fo:text-align="justify" style:justify-single-word="false"/>
      <style:text-properties officeooo:rsid="000e24ed" officeooo:paragraph-rsid="0014da2d"/>
    </style:style>
    <style:style style:name="P5" style:family="paragraph" style:parent-style-name="Standard">
      <style:text-properties officeooo:rsid="00159e8c" officeooo:paragraph-rsid="00159e8c"/>
    </style:style>
    <style:style style:name="P6" style:family="paragraph" style:parent-style-name="Standard">
      <style:text-properties officeooo:rsid="00159e8c" officeooo:paragraph-rsid="00187698"/>
    </style:style>
    <style:style style:name="P7" style:family="paragraph" style:parent-style-name="Standard">
      <style:text-properties officeooo:rsid="00159e8c" officeooo:paragraph-rsid="001d5f5f"/>
    </style:style>
    <style:style style:name="P8" style:family="paragraph" style:parent-style-name="Standard">
      <style:text-properties officeooo:rsid="00159e8c" officeooo:paragraph-rsid="002a128e"/>
    </style:style>
    <style:style style:name="P9" style:family="paragraph" style:parent-style-name="Standard">
      <style:text-properties officeooo:rsid="00159e8c" officeooo:paragraph-rsid="002bc98a"/>
    </style:style>
    <style:style style:name="P10" style:family="paragraph" style:parent-style-name="Standard">
      <style:text-properties officeooo:rsid="0016771f" officeooo:paragraph-rsid="0016771f"/>
    </style:style>
    <style:style style:name="P11" style:family="paragraph" style:parent-style-name="Standard">
      <style:text-properties officeooo:rsid="0016771f" officeooo:paragraph-rsid="00187698"/>
    </style:style>
    <style:style style:name="P12" style:family="paragraph" style:parent-style-name="Standard">
      <style:text-properties officeooo:rsid="0016771f" officeooo:paragraph-rsid="001d5f5f"/>
    </style:style>
    <style:style style:name="P13" style:family="paragraph" style:parent-style-name="Standard">
      <style:text-properties officeooo:rsid="002969b4" officeooo:paragraph-rsid="002a128e"/>
    </style:style>
    <style:style style:name="P14" style:family="paragraph" style:parent-style-name="Standard">
      <style:text-properties officeooo:rsid="002bc98a" officeooo:paragraph-rsid="002bc98a"/>
    </style:style>
    <style:style style:name="P15" style:family="paragraph" style:parent-style-name="Standard">
      <style:paragraph-properties fo:break-before="page"/>
      <style:text-properties officeooo:rsid="0016771f" officeooo:paragraph-rsid="002a128e"/>
    </style:style>
    <style:style style:name="P16" style:family="paragraph" style:parent-style-name="Standard">
      <style:paragraph-properties fo:break-before="page"/>
      <style:text-properties officeooo:rsid="00159e8c" officeooo:paragraph-rsid="00159e8c"/>
    </style:style>
    <style:style style:name="P17" style:family="paragraph" style:parent-style-name="Standard" style:list-style-name="L1">
      <style:text-properties officeooo:rsid="002969b4" officeooo:paragraph-rsid="002a128e"/>
    </style:style>
    <style:style style:name="P18" style:family="paragraph" style:parent-style-name="Standard" style:list-style-name="L1">
      <style:text-properties officeooo:rsid="00159e8c" officeooo:paragraph-rsid="002a128e"/>
    </style:style>
    <style:style style:name="P19" style:family="paragraph" style:parent-style-name="Standard">
      <style:text-properties officeooo:rsid="00159e8c" officeooo:paragraph-rsid="00187698"/>
    </style:style>
    <style:style style:name="P20" style:family="paragraph" style:parent-style-name="Standard">
      <style:text-properties officeooo:rsid="00159e8c" officeooo:paragraph-rsid="0036a04e"/>
    </style:style>
    <style:style style:name="P21" style:family="paragraph" style:parent-style-name="Standard" style:list-style-name="L1">
      <style:text-properties officeooo:rsid="00310ed4" officeooo:paragraph-rsid="00310ed4"/>
    </style:style>
    <style:style style:name="P22" style:family="paragraph" style:parent-style-name="Standard" style:list-style-name="L1">
      <style:text-properties officeooo:rsid="003266af" officeooo:paragraph-rsid="003266af"/>
    </style:style>
    <style:style style:name="P23" style:family="paragraph" style:parent-style-name="Standard" style:list-style-name="L1">
      <style:text-properties officeooo:rsid="0016771f" officeooo:paragraph-rsid="002a128e"/>
    </style:style>
    <style:style style:name="P24" style:family="paragraph" style:parent-style-name="Standard">
      <style:text-properties officeooo:rsid="0016771f" officeooo:paragraph-rsid="0016771f"/>
    </style:style>
    <style:style style:name="P25" style:family="paragraph" style:parent-style-name="Standard">
      <style:text-properties officeooo:rsid="0034d9cd" officeooo:paragraph-rsid="0034d9cd"/>
    </style:style>
    <style:style style:name="P26" style:family="paragraph" style:parent-style-name="Standard">
      <style:text-properties officeooo:rsid="00361ced" officeooo:paragraph-rsid="00361ced"/>
    </style:style>
    <style:style style:name="P27" style:family="paragraph" style:parent-style-name="Standard">
      <style:text-properties officeooo:rsid="0012e519" officeooo:paragraph-rsid="00368422"/>
    </style:style>
    <style:style style:name="P28" style:family="paragraph" style:parent-style-name="Standard">
      <style:text-properties officeooo:rsid="0012e519" officeooo:paragraph-rsid="002c10b3"/>
    </style:style>
    <style:style style:name="P29" style:family="paragraph" style:parent-style-name="Standard">
      <style:text-properties officeooo:rsid="003a15cb" officeooo:paragraph-rsid="003a15cb"/>
    </style:style>
    <style:style style:name="P30" style:family="paragraph" style:parent-style-name="Standard">
      <style:text-properties officeooo:paragraph-rsid="003c3dbb"/>
    </style:style>
    <style:style style:name="P31" style:family="paragraph" style:parent-style-name="Standard">
      <style:paragraph-properties fo:break-before="page"/>
      <style:text-properties officeooo:paragraph-rsid="003c3dbb"/>
    </style:style>
    <style:style style:name="P32" style:family="paragraph" style:parent-style-name="Text_20_body">
      <style:text-properties officeooo:paragraph-rsid="002bc98a"/>
    </style:style>
    <style:style style:name="P33" style:family="paragraph" style:parent-style-name="Heading_20_3">
      <style:text-properties officeooo:paragraph-rsid="00187698"/>
    </style:style>
    <style:style style:name="P34" style:family="paragraph" style:parent-style-name="Heading_20_3">
      <style:text-properties officeooo:paragraph-rsid="001d5f5f"/>
    </style:style>
    <style:style style:name="P35" style:family="paragraph" style:parent-style-name="Heading_20_3">
      <style:text-properties officeooo:paragraph-rsid="002a128e"/>
    </style:style>
    <style:style style:name="P36" style:family="paragraph" style:parent-style-name="Heading_20_1">
      <style:text-properties officeooo:rsid="002bc98a" officeooo:paragraph-rsid="002bc98a"/>
    </style:style>
    <style:style style:name="P37" style:family="paragraph" style:parent-style-name="Heading_20_1">
      <style:text-properties officeooo:rsid="002c10b3" officeooo:paragraph-rsid="002c10b3"/>
    </style:style>
    <style:style style:name="P38" style:family="paragraph" style:parent-style-name="Heading_20_2">
      <style:text-properties officeooo:paragraph-rsid="00187698"/>
    </style:style>
    <style:style style:name="P39" style:family="paragraph" style:parent-style-name="Heading_20_2">
      <style:text-properties officeooo:paragraph-rsid="001d5f5f"/>
    </style:style>
    <style:style style:name="P40" style:family="paragraph" style:parent-style-name="Heading_20_2">
      <style:text-properties officeooo:paragraph-rsid="002a128e"/>
    </style:style>
    <style:style style:name="P41" style:family="paragraph" style:parent-style-name="Table_20_Contents">
      <style:text-properties fo:font-size="10pt" style:font-size-asian="10pt" style:font-size-complex="10pt"/>
    </style:style>
    <style:style style:name="P42" style:family="paragraph" style:parent-style-name="Table_20_Contents">
      <style:text-properties fo:font-size="10pt" officeooo:rsid="002e1c04" officeooo:paragraph-rsid="002e1c04" style:font-size-asian="10pt" style:font-size-complex="10pt"/>
    </style:style>
    <style:style style:name="P43" style:family="paragraph" style:parent-style-name="Table_20_Contents">
      <style:text-properties fo:font-size="10pt" officeooo:rsid="002e1c04" officeooo:paragraph-rsid="003c3dbb" style:font-size-asian="10pt" style:font-size-complex="10pt"/>
    </style:style>
    <style:style style:name="P44" style:family="paragraph" style:parent-style-name="Table_20_Contents">
      <style:text-properties fo:font-size="10pt" officeooo:rsid="002ff2ce" officeooo:paragraph-rsid="002ff2ce" style:font-size-asian="10pt" style:font-size-complex="10pt"/>
    </style:style>
    <style:style style:name="P45" style:family="paragraph" style:parent-style-name="Table_20_Contents">
      <style:text-properties fo:font-size="10pt" officeooo:rsid="002ff2ce" officeooo:paragraph-rsid="003c3dbb" style:font-size-asian="10pt" style:font-size-complex="10pt"/>
    </style:style>
    <style:style style:name="P46" style:family="paragraph" style:parent-style-name="Table_20_Contents">
      <style:text-properties fo:font-size="10pt" officeooo:paragraph-rsid="003c3dbb" style:font-size-asian="10pt" style:font-size-complex="10pt"/>
    </style:style>
    <style:style style:name="P47" style:family="paragraph" style:parent-style-name="Table_20_Contents">
      <style:text-properties fo:font-size="10pt" officeooo:rsid="002c10b3" officeooo:paragraph-rsid="002c10b3" style:font-size-asian="10pt" style:font-size-complex="10pt"/>
    </style:style>
    <style:style style:name="P48" style:family="paragraph" style:parent-style-name="Table_20_Contents">
      <style:text-properties fo:font-size="10pt" officeooo:rsid="002c10b3" officeooo:paragraph-rsid="003c3dbb" style:font-size-asian="10pt" style:font-size-complex="10pt"/>
    </style:style>
    <style:style style:name="P49" style:family="paragraph" style:parent-style-name="Table_20_Contents">
      <style:text-properties fo:font-size="10pt" officeooo:rsid="002bc98a" officeooo:paragraph-rsid="002bc98a" style:font-size-asian="10pt" style:font-size-complex="10pt"/>
    </style:style>
    <style:style style:name="P50" style:family="paragraph" style:parent-style-name="Table_20_Contents">
      <style:text-properties fo:font-size="10pt" officeooo:rsid="002bc98a" officeooo:paragraph-rsid="003c3dbb" style:font-size-asian="10pt" style:font-size-complex="10pt"/>
    </style:style>
    <style:style style:name="P51" style:family="paragraph" style:parent-style-name="Table_20_Contents">
      <style:text-properties fo:font-size="10pt" fo:font-weight="bold" officeooo:rsid="002e1c04" officeooo:paragraph-rsid="002e1c04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fo:font-size="10pt" fo:font-weight="bold" officeooo:rsid="002e1c04" officeooo:paragraph-rsid="003c3dbb" style:font-size-asian="10pt" style:font-weight-asian="bold" style:font-size-complex="10pt" style:font-weight-complex="bold"/>
    </style:style>
    <style:style style:name="T1" style:family="text">
      <style:text-properties officeooo:rsid="0013112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112f" style:font-style-asian="italic" style:font-style-complex="italic"/>
    </style:style>
    <style:style style:name="T4" style:family="text">
      <style:text-properties fo:font-style="italic" officeooo:rsid="002bc98a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f96de"/>
    </style:style>
    <style:style style:name="T7" style:family="text">
      <style:text-properties officeooo:rsid="00187698"/>
    </style:style>
    <style:style style:name="T8" style:family="text">
      <style:text-properties officeooo:rsid="001bee2b"/>
    </style:style>
    <style:style style:name="T9" style:family="text">
      <style:text-properties officeooo:rsid="001c2e7a"/>
    </style:style>
    <style:style style:name="T10" style:family="text">
      <style:text-properties officeooo:rsid="001d1b7b"/>
    </style:style>
    <style:style style:name="T11" style:family="text">
      <style:text-properties officeooo:rsid="001d5f5f"/>
    </style:style>
    <style:style style:name="T12" style:family="text">
      <style:text-properties officeooo:rsid="0025a7c7"/>
    </style:style>
    <style:style style:name="T13" style:family="text">
      <style:text-properties officeooo:rsid="0028969e"/>
    </style:style>
    <style:style style:name="T14" style:family="text">
      <style:text-properties officeooo:rsid="002969b4"/>
    </style:style>
    <style:style style:name="T15" style:family="text">
      <style:text-properties officeooo:rsid="002a128e"/>
    </style:style>
    <style:style style:name="T16" style:family="text">
      <style:text-properties officeooo:rsid="002bc98a"/>
    </style:style>
    <style:style style:name="T17" style:family="text">
      <style:text-properties officeooo:rsid="002d3005"/>
    </style:style>
    <style:style style:name="T18" style:family="text">
      <style:text-properties officeooo:rsid="002f739e"/>
    </style:style>
    <style:style style:name="T19" style:family="text">
      <style:text-properties officeooo:rsid="003266af"/>
    </style:style>
    <style:style style:name="T20" style:family="text">
      <style:text-properties officeooo:rsid="0034d9cd"/>
    </style:style>
    <style:style style:name="T21" style:family="text">
      <style:text-properties officeooo:rsid="00361ced"/>
    </style:style>
    <style:style style:name="T22" style:family="text">
      <style:text-properties officeooo:rsid="003879d9"/>
    </style:style>
    <style:style style:name="T23" style:family="text">
      <style:text-properties officeooo:rsid="003bd2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scrição do Projeto </text:h>
      <text:p text:style-name="P4">A programação do <text:span text:style-name="T2">Flight Management System</text:span> (FMS)<text:span text:style-name="T5"> </text:span>de uma aeronave é feita utilizando-se um equipamento denominado <text:span text:style-name="T2">Control Display Unit </text:span><text:span text:style-name="T5">(CDU) </text:span>no qual, por meio de um teclado alfanumérico e conectado em uma console baseada em caracteres, a piloto deverá realizar essa tarefa. <text:span text:style-name="T6">Um problema, levantado por instrutores de cursos de formação de pilotos para aviação comercial, para o ensino do uso desse equipamento é a grande quantidade de informações mnemônicas que o aluno tem que fornecer para o aprendizado, bem como a sequência adequada na qual essas informações deverão ser fornecidas. </text:span></text:p>
      <text:p text:style-name="P4"/>
      <text:h text:style-name="Heading_20_1" text:outline-level="1">Seleção de Tarefas</text:h>
      <text:p text:style-name="P3">Foram selecionadas <text:span text:style-name="T12">4 </text:span>que permitiam aos observadores apreciar a compreensão que os usuários tinham sobre pontos críticos identificados <text:span text:style-name="T1">no software para programação do </text:span><text:span text:style-name="T3">Flight Management System</text:span><text:span text:style-name="T1">(FMS)</text:span>. As tarefas selecionadas foram:</text:p>
      <text:p text:style-name="P1"/>
      <text:p text:style-name="P2">Tarefa 1: <text:span text:style-name="T13">Fornecer informações de decolagem.</text:span></text:p>
      <text:p text:style-name="P1">Tarefa 2: <text:span text:style-name="T20">Fornecer informações de aterrissagem.</text:span></text:p>
      <text:p text:style-name="P1">Tarefa 3: <text:span text:style-name="T20">Traçar rota do voo.</text:span></text:p>
      <text:p text:style-name="P1">Tarefa <text:span text:style-name="T12">4</text:span>: <text:span text:style-name="T14">Fornecer dados de performance e programação de voo.</text:span></text:p>
      <text:p text:style-name="P1"/>
      <text:h text:style-name="Heading_20_1" text:outline-level="1">Cenários </text:h>
      <text:p text:style-name="P10"><text:span text:style-name="T7">As</text:span> tarefas escolhidas deverão ser avaliadas com <text:s/>base nos cenários ilustrados a segui<text:span text:style-name="T7">r.</text:span></text:p>
      <text:h text:style-name="Heading_20_2" text:outline-level="2">Cenário <text:span text:style-name="T11">1</text:span></text:h>
      <text:h text:style-name="Heading_20_3" text:outline-level="3">Usuários típicos</text:h>
      <text:p text:style-name="P5">Pilotos profissionais de aeronaves comerciais, pilotos em processo de treinamento e instrutores de escolas de pilotagem.</text:p>
      <text:p text:style-name="P5"/>
      <text:h text:style-name="Heading_20_3" text:outline-level="3">Tarefa</text:h>
      <text:p text:style-name="P25">Fornecer informações de decolagem.</text:p>
      <text:p text:style-name="P5"/>
      <text:h text:style-name="Heading_20_3" text:outline-level="3">Sequência correta de ações:</text:h>
      <text:p text:style-name="P5">1. Escolher a opção “<text:span text:style-name="T20">Informações de Decolagem</text:span>”.</text:p>
      <text:p text:style-name="P5">2. <text:span text:style-name="T21">Fornecer</text:span> <text:span text:style-name="T21">o</text:span> aeroporto onde o avião está localizado <text:span text:style-name="T21">e o portão de embargue.</text:span></text:p>
      <text:p text:style-name="P5">3. <text:span text:style-name="T21">Fornecer as coordenadas do GPS para calibração de instrumentos.</text:span></text:p>
      <text:p text:style-name="P10">4. <text:span text:style-name="T21">Fornecer a quantidade de passageiros.</text:span></text:p>
      <text:p text:style-name="P26">5. Fornecer o peso dos passageiros e da bagagem.</text:p>
      <text:p text:style-name="P26">6. Fornecer a quantidade e o peso do combustível.</text:p>
      <text:p text:style-name="P10">5. <text:span text:style-name="T21">Fornecer o peso total da aeronave sem combustível.</text:span></text:p>
      <text:p text:style-name="P10">6. <text:span text:style-name="T21">Escolher a carta de saída.</text:span></text:p>
      <text:p text:style-name="P10">7. Confirmar <text:span text:style-name="T21">as informações de decolagem.</text:span></text:p>
      <text:p text:style-name="P10"/>
      <text:h text:style-name="P38" text:outline-level="2"><text:soft-page-break/>Cenário <text:span text:style-name="T11">2</text:span></text:h>
      <text:h text:style-name="P33" text:outline-level="3">Usuários típicos</text:h>
      <text:p text:style-name="P6">Pilotos profissionais de aeronaves comerciais, pilotos em processo de treinamento e instrutores de escolas de pilotagem.</text:p>
      <text:p text:style-name="P6"/>
      <text:h text:style-name="P33" text:outline-level="3">Tarefa:</text:h>
      <text:p text:style-name="P27"><text:span text:style-name="T20">Fornecer informações de aterrissagem.</text:span></text:p>
      <text:p text:style-name="P6"/>
      <text:h text:style-name="P33" text:outline-level="3">Sequência correta de ações:</text:h>
      <text:p text:style-name="P20">1. Escolher a opção “<text:span text:style-name="T20">Fornecer as informações de aterrissagem.</text:span>”</text:p>
      <text:p text:style-name="P6">2. <text:span text:style-name="T22">Fornecer </text:span>o aeroporto onde o avião <text:span text:style-name="T8">deverá pousar</text:span> <text:span text:style-name="T7">(exemplo: SBRJ no Rio de Janeiro)</text:span>.</text:p>
      <text:p text:style-name="P6">3. <text:span text:style-name="T22">Escolher a carta de chegada e de aproximação.</text:span></text:p>
      <text:p text:style-name="P11"><text:span text:style-name="T22">4</text:span>. Confirmar <text:span text:style-name="T22">as informações de aterrissagem.</text:span></text:p>
      <text:p text:style-name="P11"/>
      <text:h text:style-name="P39" text:outline-level="2">Cenário <text:span text:style-name="T11">3</text:span></text:h>
      <text:h text:style-name="P34" text:outline-level="3">Usuários típicos</text:h>
      <text:p text:style-name="P7">Pilotos profissionais de aeronaves comerciais, pilotos em processo de treinamento e instrutores de escolas de pilotagem.</text:p>
      <text:p text:style-name="P7"/>
      <text:h text:style-name="P34" text:outline-level="3">Tarefa:</text:h>
      <text:p text:style-name="P29">Traçar a rota do voo.</text:p>
      <text:p text:style-name="P7"/>
      <text:h text:style-name="P34" text:outline-level="3">Sequência correta de ações:</text:h>
      <text:p text:style-name="P9"><text:span text:style-name="T14">1</text:span>. Escolher a opção “Escolher <text:span text:style-name="T23">Traçar Rota do Voo</text:span>”</text:p>
      <text:p text:style-name="P14">2. A partir do aeroporto de origem, para cada ponto da rota:</text:p>
      <text:p text:style-name="P7"><text:span text:style-name="T16">2.1</text:span>. <text:span text:style-name="T23">Escolher fixos e aerovias </text:span></text:p>
      <text:p text:style-name="P12"><text:span text:style-name="T16">4</text:span>. Confirmar <text:span text:style-name="T23">a rota do voo.</text:span></text:p>
      <text:p text:style-name="P5"/>
      <text:p text:style-name="P5"/>
      <text:p text:style-name="P16"/>
      <text:h text:style-name="P40" text:outline-level="2">Cenário <text:span text:style-name="T15">4</text:span></text:h>
      <text:h text:style-name="P35" text:outline-level="3">Usuários típicos</text:h>
      <text:p text:style-name="P8">Pilotos profissionais de aeronaves comerciais, pilotos em processo de treinamento e instrutores de escolas de pilotagem.</text:p>
      <text:p text:style-name="P8"/>
      <text:h text:style-name="P35" text:outline-level="3">Tarefa:</text:h>
      <text:p text:style-name="P13">Fornecer necessários para <text:span text:style-name="T19">performance/</text:span>programação <text:span text:style-name="T19">do voo.</text:span></text:p>
      <text:p text:style-name="P8"/>
      <text:h text:style-name="P35" text:outline-level="3">Sequência correta de ações:</text:h>
      <text:list xml:id="list4835112871629368902" text:style-name="L1">
        <text:list-item>
          <text:p text:style-name="P17">Escolher a opção “Performance/programação do voo”.</text:p>
        </text:list-item>
        <text:list-item>
          <text:p text:style-name="P21">Fornecer o índice de custo.</text:p>
        </text:list-item>
        <text:list-item>
          <text:p text:style-name="P21">Fornecer a reserva de combustível.</text:p>
        </text:list-item>
        <text:list-item>
          <text:p text:style-name="P18"><text:span text:style-name="T14">Fornecer posição de </text:span><text:span text:style-name="T4">flaps</text:span><text:span text:style-name="T16"> para decolagem.</text:span></text:p>
        </text:list-item>
        <text:list-item>
          <text:p text:style-name="P21">Fornecer nível de voo/altitude de cruzeiro.</text:p>
        </text:list-item>
        <text:list-item>
          <text:p text:style-name="P21">Fornecer Temperatura/velocidade do vento no aeroporto.</text:p>
        </text:list-item>
        <text:list-item>
          <text:p text:style-name="P21">Fornecer Altitude de transição.</text:p>
        </text:list-item>
        <text:list-item>
          <text:p text:style-name="P22">Fornecer velocidade de decisão (V1).</text:p>
        </text:list-item>
        <text:list-item>
          <text:p text:style-name="P22">Fornecer velocidade de rotação (VR).</text:p>
        </text:list-item>
        <text:list-item>
          <text:p text:style-name="P22">Fornecer velocidade de segurança (V2).</text:p>
        </text:list-item>
        <text:list-item>
          <text:p text:style-name="P23">Confirmar <text:span text:style-name="T16">os dados fornecidos.</text:span></text:p>
        </text:list-item>
      </text:list>
      <text:p text:style-name="P15"/>
      <text:h text:style-name="P36" text:outline-level="1">Formulário de observação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table:number-columns-spanned="2" office:value-type="string">
            <text:p text:style-name="P47">Avaliação do Protótipo de Baixa Fidelidade <text:span text:style-name="T17">do FMS</text:span></text:p>
          </table:table-cell>
          <table:covered-table-cell/>
          <table:table-cell table:style-name="Table1.A1" office:value-type="string">
            <text:p text:style-name="P47">Data</text:p>
          </table:table-cell>
          <table:table-cell table:style-name="Table1.D1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49">Usuário: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9">Protótipo:</text:p>
          </table:table-cell>
          <table:table-cell table:style-name="Table1.D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49">Tarefa: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9">Cenário</text:p>
          </table:table-cell>
          <table:table-cell table:style-name="Table1.D2" office:value-type="string">
            <text:p text:style-name="P41"/>
          </table:table-cell>
        </table:table-row>
        <table:table-row>
          <table:table-cell table:style-name="Table1.D2" table:number-columns-spanned="4" office:value-type="string">
            <text:p text:style-name="P47">Observações:</text:p>
          </table:table-cell>
          <table:covered-table-cell/>
          <table:covered-table-cell/>
          <table:covered-table-cell/>
        </table:table-row>
        <table:table-row>
          <table:table-cell table:style-name="Table1.D2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e1.D2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e1.D2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>
          <table:table-cell table:style-name="Table5.A1" table:number-columns-spanned="2" office:value-type="string">
            <text:p text:style-name="P48">Avaliação do Protótipo de Baixa Fidelidade <text:span text:style-name="T17">do FMS</text:span></text:p>
          </table:table-cell>
          <table:covered-table-cell/>
          <table:table-cell table:style-name="Table5.A1" office:value-type="string">
            <text:p text:style-name="P48">Data</text:p>
          </table:table-cell>
          <table:table-cell table:style-name="Table5.D1" office:value-type="string">
            <text:p text:style-name="P46"/>
          </table:table-cell>
        </table:table-row>
        <table:table-row>
          <table:table-cell table:style-name="Table5.A2" office:value-type="string">
            <text:p text:style-name="P50">Usuário:</text:p>
          </table:table-cell>
          <table:table-cell table:style-name="Table5.A2" office:value-type="string">
            <text:p text:style-name="P46"/>
          </table:table-cell>
          <table:table-cell table:style-name="Table5.A2" office:value-type="string">
            <text:p text:style-name="P50">Protótipo:</text:p>
          </table:table-cell>
          <table:table-cell table:style-name="Table5.D2" office:value-type="string">
            <text:p text:style-name="P46"/>
          </table:table-cell>
        </table:table-row>
        <table:table-row>
          <table:table-cell table:style-name="Table5.A2" office:value-type="string">
            <text:p text:style-name="P50">Tarefa:</text:p>
          </table:table-cell>
          <table:table-cell table:style-name="Table5.A2" office:value-type="string">
            <text:p text:style-name="P46"/>
          </table:table-cell>
          <table:table-cell table:style-name="Table5.A2" office:value-type="string">
            <text:p text:style-name="P50">Cenário</text:p>
          </table:table-cell>
          <table:table-cell table:style-name="Table5.D2" office:value-type="string">
            <text:p text:style-name="P46"/>
          </table:table-cell>
        </table:table-row>
        <table:table-row>
          <table:table-cell table:style-name="Table5.D2" table:number-columns-spanned="4" office:value-type="string">
            <text:p text:style-name="P48">Observações:</text:p>
          </table:table-cell>
          <table:covered-table-cell/>
          <table:covered-table-cell/>
          <table:covered-table-cell/>
        </table:table-row>
        <table:table-row>
          <table:table-cell table:style-name="Table5.D2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e5.D2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e5.D2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</table:table>
      <text:p text:style-name="P31"/>
      <text:h text:style-name="P37" text:outline-level="1">Questionário pós-avaliação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2">Nome: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2">Protótipo:</text:p>
          </table:table-cell>
          <table:table-cell table:style-name="Table2.D1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table:number-columns-spanned="2" office:value-type="string">
            <text:p text:style-name="P51">Questão</text:p>
          </table:table-cell>
          <table:covered-table-cell/>
          <table:table-cell table:style-name="Table2.A2" office:value-type="string">
            <text:p text:style-name="P51">Sim</text:p>
          </table:table-cell>
          <table:table-cell table:style-name="Table2.D2" office:value-type="string">
            <text:p text:style-name="P51">Não</text:p>
          </table:table-cell>
        </table:table-row>
        <table:table-row>
          <table:table-cell table:style-name="Table2.A2" table:number-columns-spanned="2" office:value-type="string">
            <text:p text:style-name="P44">Tem conhecimento da área de aviação?</text:p>
          </table:table-cell>
          <table:covered-table-cell/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table:number-columns-spanned="2" office:value-type="string">
            <text:p text:style-name="P42">Analisou o protótipo e suas funções antes de iniciar a navegação?</text:p>
          </table:table-cell>
          <table:covered-table-cell/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table:number-columns-spanned="2" office:value-type="string">
            <text:p text:style-name="P42">Os <text:span text:style-name="T18">nomes</text:span> utilizados nos protótipos são facilmente entendíveis?</text:p>
          </table:table-cell>
          <table:covered-table-cell/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table:number-columns-spanned="2" office:value-type="string">
            <text:p text:style-name="P42">A navegação do protótipo é clara e intuitiva?</text:p>
          </table:table-cell>
          <table:covered-table-cell/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table:number-columns-spanned="2" office:value-type="string">
            <text:p text:style-name="P44">A programação completa foi realizada de forma rápida?</text:p>
          </table:table-cell>
          <table:covered-table-cell/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table:number-columns-spanned="2" office:value-type="string">
            <text:p text:style-name="P44">Sentiu falta de alguma informação no protótipo?</text:p>
          </table:table-cell>
          <table:covered-table-cell/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table:number-columns-spanned="2" office:value-type="string">
            <text:p text:style-name="P44">Conseguiu entender o objetivo da aplicação?</text:p>
          </table:table-cell>
          <table:covered-table-cell/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table:number-columns-spanned="2" office:value-type="string">
            <text:p text:style-name="P44">Percebeu todas as funcionalidades descritas nas legendas (voltar, setas…)?</text:p>
          </table:table-cell>
          <table:covered-table-cell/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2"/>
          </table:table-cell>
        </table:table-row>
      </table:table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3">Nome:</text:p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3">Protótipo:</text:p>
          </table:table-cell>
          <table:table-cell table:style-name="Table3.D1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D2" office:value-type="string">
            <text:p text:style-name="P46"/>
          </table:table-cell>
        </table:table-row>
        <table:table-row>
          <table:table-cell table:style-name="Table3.A2" table:number-columns-spanned="2" office:value-type="string">
            <text:p text:style-name="P52">Questão</text:p>
          </table:table-cell>
          <table:covered-table-cell/>
          <table:table-cell table:style-name="Table3.A2" office:value-type="string">
            <text:p text:style-name="P52">Sim</text:p>
          </table:table-cell>
          <table:table-cell table:style-name="Table3.D2" office:value-type="string">
            <text:p text:style-name="P52">Não</text:p>
          </table:table-cell>
        </table:table-row>
        <table:table-row>
          <table:table-cell table:style-name="Table3.A2" table:number-columns-spanned="2" office:value-type="string">
            <text:p text:style-name="P45">Tem conhecimento da área de aviação?</text:p>
          </table:table-cell>
          <table:covered-table-cell/>
          <table:table-cell table:style-name="Table3.A2" office:value-type="string">
            <text:p text:style-name="P43"/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table:number-columns-spanned="2" office:value-type="string">
            <text:p text:style-name="P43">Analisou o protótipo e suas funções antes de iniciar a navegação?</text:p>
          </table:table-cell>
          <table:covered-table-cell/>
          <table:table-cell table:style-name="Table3.A2" office:value-type="string">
            <text:p text:style-name="P43"/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table:number-columns-spanned="2" office:value-type="string">
            <text:p text:style-name="P43">Os <text:span text:style-name="T18">nomes</text:span> utilizados nos protótipos são facilmente entendíveis?</text:p>
          </table:table-cell>
          <table:covered-table-cell/>
          <table:table-cell table:style-name="Table3.A2" office:value-type="string">
            <text:p text:style-name="P43"/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table:number-columns-spanned="2" office:value-type="string">
            <text:p text:style-name="P43">A navegação do protótipo é clara e intuitiva?</text:p>
          </table:table-cell>
          <table:covered-table-cell/>
          <table:table-cell table:style-name="Table3.A2" office:value-type="string">
            <text:p text:style-name="P43"/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table:number-columns-spanned="2" office:value-type="string">
            <text:p text:style-name="P45">A programação completa foi realizada de forma rápida?</text:p>
          </table:table-cell>
          <table:covered-table-cell/>
          <table:table-cell table:style-name="Table3.A2" office:value-type="string">
            <text:p text:style-name="P43"/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table:number-columns-spanned="2" office:value-type="string">
            <text:p text:style-name="P45">Sentiu falta de alguma informação no protótipo?</text:p>
          </table:table-cell>
          <table:covered-table-cell/>
          <table:table-cell table:style-name="Table3.A2" office:value-type="string">
            <text:p text:style-name="P43"/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table:number-columns-spanned="2" office:value-type="string">
            <text:p text:style-name="P45">Conseguiu entender o objetivo da aplicação?</text:p>
          </table:table-cell>
          <table:covered-table-cell/>
          <table:table-cell table:style-name="Table3.A2" office:value-type="string">
            <text:p text:style-name="P43"/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table:number-columns-spanned="2" office:value-type="string">
            <text:p text:style-name="P45">Percebeu todas as funcionalidades descritas nas legendas (voltar, setas…)?</text:p>
          </table:table-cell>
          <table:covered-table-cell/>
          <table:table-cell table:style-name="Table3.A2" office:value-type="string">
            <text:p text:style-name="P43"/>
          </table:table-cell>
          <table:table-cell table:style-name="Table3.D2" office:value-type="string">
            <text:p text:style-name="P43"/>
          </table:table-cell>
        </table:table-row>
      </table:table>
      <text:p text:style-name="P3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3">Nome:</text:p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3">Protótipo:</text:p>
          </table:table-cell>
          <table:table-cell table:style-name="Table4.D1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table:number-columns-spanned="2" office:value-type="string">
            <text:p text:style-name="P52">Questão</text:p>
          </table:table-cell>
          <table:covered-table-cell/>
          <table:table-cell table:style-name="Table4.A2" office:value-type="string">
            <text:p text:style-name="P52">Sim</text:p>
          </table:table-cell>
          <table:table-cell table:style-name="Table4.D2" office:value-type="string">
            <text:p text:style-name="P52">Não</text:p>
          </table:table-cell>
        </table:table-row>
        <table:table-row>
          <table:table-cell table:style-name="Table4.A2" table:number-columns-spanned="2" office:value-type="string">
            <text:p text:style-name="P45">Tem conhecimento da área de aviação?</text:p>
          </table:table-cell>
          <table:covered-table-cell/>
          <table:table-cell table:style-name="Table4.A2" office:value-type="string">
            <text:p text:style-name="P43"/>
          </table:table-cell>
          <table:table-cell table:style-name="Table4.D2" office:value-type="string">
            <text:p text:style-name="P43"/>
          </table:table-cell>
        </table:table-row>
        <table:table-row>
          <table:table-cell table:style-name="Table4.A2" table:number-columns-spanned="2" office:value-type="string">
            <text:p text:style-name="P43">Analisou o protótipo e suas funções antes de iniciar a navegação?</text:p>
          </table:table-cell>
          <table:covered-table-cell/>
          <table:table-cell table:style-name="Table4.A2" office:value-type="string">
            <text:p text:style-name="P43"/>
          </table:table-cell>
          <table:table-cell table:style-name="Table4.D2" office:value-type="string">
            <text:p text:style-name="P43"/>
          </table:table-cell>
        </table:table-row>
        <table:table-row>
          <table:table-cell table:style-name="Table4.A2" table:number-columns-spanned="2" office:value-type="string">
            <text:p text:style-name="P43">Os <text:span text:style-name="T18">nomes</text:span> utilizados nos protótipos são facilmente entendíveis?</text:p>
          </table:table-cell>
          <table:covered-table-cell/>
          <table:table-cell table:style-name="Table4.A2" office:value-type="string">
            <text:p text:style-name="P43"/>
          </table:table-cell>
          <table:table-cell table:style-name="Table4.D2" office:value-type="string">
            <text:p text:style-name="P43"/>
          </table:table-cell>
        </table:table-row>
        <table:table-row>
          <table:table-cell table:style-name="Table4.A2" table:number-columns-spanned="2" office:value-type="string">
            <text:p text:style-name="P43">A navegação do protótipo é clara e intuitiva?</text:p>
          </table:table-cell>
          <table:covered-table-cell/>
          <table:table-cell table:style-name="Table4.A2" office:value-type="string">
            <text:p text:style-name="P43"/>
          </table:table-cell>
          <table:table-cell table:style-name="Table4.D2" office:value-type="string">
            <text:p text:style-name="P43"/>
          </table:table-cell>
        </table:table-row>
        <table:table-row>
          <table:table-cell table:style-name="Table4.A2" table:number-columns-spanned="2" office:value-type="string">
            <text:p text:style-name="P45">A programação completa foi realizada de forma rápida?</text:p>
          </table:table-cell>
          <table:covered-table-cell/>
          <table:table-cell table:style-name="Table4.A2" office:value-type="string">
            <text:p text:style-name="P43"/>
          </table:table-cell>
          <table:table-cell table:style-name="Table4.D2" office:value-type="string">
            <text:p text:style-name="P43"/>
          </table:table-cell>
        </table:table-row>
        <table:table-row>
          <table:table-cell table:style-name="Table4.A2" table:number-columns-spanned="2" office:value-type="string">
            <text:p text:style-name="P45">Sentiu falta de alguma informação no protótipo?</text:p>
          </table:table-cell>
          <table:covered-table-cell/>
          <table:table-cell table:style-name="Table4.A2" office:value-type="string">
            <text:p text:style-name="P43"/>
          </table:table-cell>
          <table:table-cell table:style-name="Table4.D2" office:value-type="string">
            <text:p text:style-name="P43"/>
          </table:table-cell>
        </table:table-row>
        <table:table-row>
          <table:table-cell table:style-name="Table4.A2" table:number-columns-spanned="2" office:value-type="string">
            <text:p text:style-name="P45">Conseguiu entender o objetivo da aplicação?</text:p>
          </table:table-cell>
          <table:covered-table-cell/>
          <table:table-cell table:style-name="Table4.A2" office:value-type="string">
            <text:p text:style-name="P43"/>
          </table:table-cell>
          <table:table-cell table:style-name="Table4.D2" office:value-type="string">
            <text:p text:style-name="P43"/>
          </table:table-cell>
        </table:table-row>
        <table:table-row>
          <table:table-cell table:style-name="Table4.A2" table:number-columns-spanned="2" office:value-type="string">
            <text:p text:style-name="P45">Percebeu todas as funcionalidades descritas nas legendas (voltar, setas…)?</text:p>
          </table:table-cell>
          <table:covered-table-cell/>
          <table:table-cell table:style-name="Table4.A2" office:value-type="string">
            <text:p text:style-name="P43"/>
          </table:table-cell>
          <table:table-cell table:style-name="Table4.D2" office:value-type="string">
            <text:p text:style-name="P43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text-transform="uppercase"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2pt" fo:font-style="italic" fo:font-weight="normal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Alberto Ferreira Gomes</meta:initial-creator>
    <meta:creation-date>2016-05-08T00:36:19.078198127</meta:creation-date>
    <dc:date>2016-05-10T17:26:57.452180662</dc:date>
    <dc:creator>Luiz Alberto Ferreira Gomes</dc:creator>
    <meta:editing-duration>PT1H53M48S</meta:editing-duration>
    <meta:editing-cycles>38</meta:editing-cycles>
    <meta:generator>LibreOffice/5.1.2.2$Linux_x86 LibreOffice_project/d3bf12ecb743fc0d20e0be0c58ca359301eb705f</meta:generator>
    <meta:document-statistic meta:table-count="5" meta:image-count="0" meta:object-count="0" meta:page-count="5" meta:paragraph-count="117" meta:word-count="761" meta:character-count="4970" meta:non-whitespace-character-count="4353"/>
  </office:meta>
</office:document-meta>
</file>